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officeooo:rsid="0001d93b" officeooo:paragraph-rsid="0001d93b"/>
    </style:style>
    <style:style style:name="P2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</style:style>
    <style:style style:name="P3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officeooo:rsid="0001f870" officeooo:paragraph-rsid="0001f870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 style:list-style-name="L3">
      <style:paragraph-properties fo:text-align="end" style:justify-single-word="false" style:writing-mode="rl-tb"/>
      <style:text-properties officeooo:paragraph-rsid="0001d93b"/>
    </style:style>
    <style:style style:name="P6" style:family="paragraph" style:parent-style-name="Standard" style:list-style-name="L3">
      <style:paragraph-properties fo:text-align="end" style:justify-single-word="false" style:writing-mode="rl-tb"/>
      <style:text-properties officeooo:rsid="0001d93b" officeooo:paragraph-rsid="0001d93b"/>
    </style:style>
    <style:style style:name="P7" style:family="paragraph" style:parent-style-name="Standard" style:list-style-name="L3">
      <style:paragraph-properties fo:text-align="end" style:justify-single-word="false" style:writing-mode="rl-tb"/>
      <style:text-properties officeooo:rsid="0001f870" officeooo:paragraph-rsid="0001f870"/>
    </style:style>
    <style:style style:name="P8" style:family="paragraph" style:parent-style-name="Standard" style:list-style-name="L3">
      <style:paragraph-properties fo:text-align="end" style:justify-single-word="false" style:writing-mode="rl-tb"/>
      <style:text-properties officeooo:rsid="000264ff" officeooo:paragraph-rsid="000264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64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ookeeper kafka</text:span> </text:p>
      <text:p text:style-name="P2"/>
      <text:p text:style-name="P2"/>
      <text:p text:style-name="P3">یک‌سری از موارد تنها برای اسلاید آماده شوند و در مقاله اصلی قرار نگیرند . </text:p>
      <text:p text:style-name="P2"/>
      <text:p text:style-name="P2"/>
      <text:list xml:id="list3083560914206173166" text:style-name="L3">
        <text:list-item>
          <text:p text:style-name="P5">مقدمه </text:p>
          <text:list>
            <text:list-item>
              <text:p text:style-name="P5">دنیای امروز</text:p>
              <text:list>
                <text:list-item>
                  <text:p text:style-name="P6">داده‌های حجیم </text:p>
                </text:list-item>
                <text:list-item>
                  <text:p text:style-name="P6">هوشمندی </text:p>
                </text:list-item>
                <text:list-item>
                  <text:p text:style-name="P6">پردازنده‌های قوی‌تر </text:p>
                </text:list-item>
                <text:list-item>
                  <text:p text:style-name="P6">ارتباطات قویتر </text:p>
                </text:list-item>
                <text:list-item>
                  <text:p text:style-name="P6">توی مدتی که دارید ارائه من رو می‌شنوید</text:p>
                  <text:list>
                    <text:list-item>
                      <text:p text:style-name="P6">مرگ و میر </text:p>
                    </text:list-item>
                    <text:list-item>
                      <text:p text:style-name="P6">تولد </text:p>
                    </text:list-item>
                    <text:list-item>
                      <text:p text:style-name="P6">توییتر </text:p>
                    </text:list-item>
                    <text:list-item>
                      <text:p text:style-name="P6">فیس‌بوک </text:p>
                    </text:list-item>
                    <text:list-item>
                      <text:p text:style-name="P6">سرچ </text:p>
                    </text:list-item>
                    <text:list-item>
                      <text:p text:style-name="P6">بنزین</text:p>
                    </text:list-item>
                  </text:list>
                </text:list-item>
              </text:list>
            </text:list-item>
            <text:list-item>
              <text:p text:style-name="P5">دنیای فردا </text:p>
              <text:list>
                <text:list-item>
                  <text:p text:style-name="P6">IOT تعدادش </text:p>
                </text:list-item>
                <text:list-item>
                  <text:p text:style-name="P6">نیاز به پردازش‌های بیشتر </text:p>
                </text:list-item>
                <text:list-item>
                  <text:p text:style-name="P6">شاید هم دنیای کامپیوتر‌های نورون بیس </text:p>
                </text:list-item>
              </text:list>
            </text:list-item>
          </text:list>
        </text:list-item>
        <text:list-item>
          <text:p text:style-name="P7">Zookeeper </text:p>
          <text:list>
            <text:list-item>
              <text:p text:style-name="P7">تصور باغ وحش </text:p>
            </text:list-item>
            <text:list-item>
              <text:p text:style-name="P7">چرا از Zook استفاده می‌کنیم</text:p>
            </text:list-item>
            <text:list-item>
              <text:p text:style-name="P7">چند‌تا UseCase تعریف می‌کنیم براش</text:p>
              <text:list>
                <text:list-item>
                  <text:p text:style-name="P7">اینکه باید همیشه Accessible باشند</text:p>
                </text:list-item>
                <text:list-item>
                  <text:p text:style-name="P7">Master-worker چیست. هیچ ربطی به Zookeeper ندارد</text:p>
                </text:list-item>
                <text:list-item>
                  <text:p text:style-name="P7">property Manager </text:p>
                </text:list-item>
                <text:list-item>
                  <text:p text:style-name="P7">crowler </text:p>
                </text:list-item>
                <text:list-item>
                  <text:p text:style-name="P7">و …</text:p>
                </text:list-item>
              </text:list>
            </text:list-item>
          </text:list>
        </text:list-item>
        <text:list-item>
          <text:p text:style-name="P8">کتاب‌هایی که توصیه می‌شود خوانده شود </text:p>
        </text:list-item>
        <text:list-item>
          <text:p text:style-name="P8"/>
          <text:list>
            <text:list-item>
              <text:p text:style-name="P7"/>
            </text:list-item>
          </text:list>
        </text:list-item>
      </text:list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7:13:29.440382021</meta:creation-date>
    <dc:date>2016-07-19T17:35:25.853312710</dc:date>
    <meta:editing-duration>PT10M4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123" meta:character-count="571" meta:non-whitespace-character-count="483"/>
  </office:meta>
</office:document-meta>
</file>